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text:list-style style:name="L1">
      <text:list-level-style-bullet text:level="1" text:style-name="Zeichenformat" style:num-suffix="." text:bullet-char="●">
        <style:list-level-properties text:space-before="0.635cm" text:min-label-width="0.635cm"/>
        <style:text-properties style:font-name="StarSymbol"/>
      </text:list-level-style-bullet>
      <text:list-level-style-bullet text:level="2" text:style-name="Zeichenformat" style:num-suffix="." text:bullet-char="○">
        <style:list-level-properties text:space-before="1.27cm" text:min-label-width="0.635cm"/>
        <style:text-properties style:font-name="StarSymbol"/>
      </text:list-level-style-bullet>
      <text:list-level-style-bullet text:level="3" text:style-name="Zeichenformat" style:num-suffix="." text:bullet-char="■">
        <style:list-level-properties text:space-before="1.905cm" text:min-label-width="0.635cm"/>
        <style:text-properties style:font-name="StarSymbol"/>
      </text:list-level-style-bullet>
      <text:list-level-style-bullet text:level="4" text:style-name="Zeichenformat" style:num-suffix="." text:bullet-char="●">
        <style:list-level-properties text:space-before="2.54cm" text:min-label-width="0.635cm"/>
        <style:text-properties style:font-name="StarSymbol"/>
      </text:list-level-style-bullet>
      <text:list-level-style-bullet text:level="5" text:style-name="Zeichenformat" style:num-suffix="." text:bullet-char="○">
        <style:list-level-properties text:space-before="3.175cm" text:min-label-width="0.635cm"/>
        <style:text-properties style:font-name="StarSymbol"/>
      </text:list-level-style-bullet>
      <text:list-level-style-bullet text:level="6" text:style-name="Zeichenformat" style:num-suffix="." text:bullet-char="■">
        <style:list-level-properties text:space-before="3.81cm" text:min-label-width="0.635cm"/>
        <style:text-properties style:font-name="StarSymbol"/>
      </text:list-level-style-bullet>
      <text:list-level-style-bullet text:level="7" text:style-name="Zeichenformat" style:num-suffix="." text:bullet-char="●">
        <style:list-level-properties text:space-before="4.445cm" text:min-label-width="0.635cm"/>
        <style:text-properties style:font-name="StarSymbol"/>
      </text:list-level-style-bullet>
      <text:list-level-style-bullet text:level="8" text:style-name="Zeichenformat" style:num-suffix="." text:bullet-char="○">
        <style:list-level-properties text:space-before="5.08cm" text:min-label-width="0.635cm"/>
        <style:text-properties style:font-name="StarSymbol"/>
      </text:list-level-style-bullet>
      <text:list-level-style-bullet text:level="9" text:style-name="Zeichenformat" style:num-suffix="." text:bullet-char="■">
        <style:list-level-properties text:space-before="5.715cm" text:min-label-width="0.635cm"/>
        <style:text-properties style:font-name="StarSymbol"/>
      </text:list-level-style-bullet>
      <text:list-level-style-bullet text:level="10" text:style-name="Zeichenformat" style:num-suffix="." text:bullet-char="●">
        <style:list-level-properties text:space-before="6.35cm" text:min-label-width="0.635cm"/>
        <style:text-properties style:font-name="StarSymbol"/>
      </text:list-level-style-bullet>
    </text:list-style>
    <text:list-style style:name="L2">
      <text:list-level-style-bullet text:level="1" text:style-name="Zeichenformat" style:num-suffix="." text:bullet-char="●">
        <style:list-level-properties text:space-before="0.635cm" text:min-label-width="0.635cm"/>
        <style:text-properties style:font-name="StarSymbol"/>
      </text:list-level-style-bullet>
      <text:list-level-style-bullet text:level="2" text:style-name="Zeichenformat" style:num-suffix="." text:bullet-char="○">
        <style:list-level-properties text:space-before="1.27cm" text:min-label-width="0.635cm"/>
        <style:text-properties style:font-name="StarSymbol"/>
      </text:list-level-style-bullet>
      <text:list-level-style-bullet text:level="3" text:style-name="Zeichenformat" style:num-suffix="." text:bullet-char="■">
        <style:list-level-properties text:space-before="1.905cm" text:min-label-width="0.635cm"/>
        <style:text-properties style:font-name="StarSymbol"/>
      </text:list-level-style-bullet>
      <text:list-level-style-bullet text:level="4" text:style-name="Zeichenformat" style:num-suffix="." text:bullet-char="●">
        <style:list-level-properties text:space-before="2.54cm" text:min-label-width="0.635cm"/>
        <style:text-properties style:font-name="StarSymbol"/>
      </text:list-level-style-bullet>
      <text:list-level-style-bullet text:level="5" text:style-name="Zeichenformat" style:num-suffix="." text:bullet-char="○">
        <style:list-level-properties text:space-before="3.175cm" text:min-label-width="0.635cm"/>
        <style:text-properties style:font-name="StarSymbol"/>
      </text:list-level-style-bullet>
      <text:list-level-style-bullet text:level="6" text:style-name="Zeichenformat" style:num-suffix="." text:bullet-char="■">
        <style:list-level-properties text:space-before="3.81cm" text:min-label-width="0.635cm"/>
        <style:text-properties style:font-name="StarSymbol"/>
      </text:list-level-style-bullet>
      <text:list-level-style-bullet text:level="7" text:style-name="Zeichenformat" style:num-suffix="." text:bullet-char="●">
        <style:list-level-properties text:space-before="4.445cm" text:min-label-width="0.635cm"/>
        <style:text-properties style:font-name="StarSymbol"/>
      </text:list-level-style-bullet>
      <text:list-level-style-bullet text:level="8" text:style-name="Zeichenformat" style:num-suffix="." text:bullet-char="○">
        <style:list-level-properties text:space-before="5.08cm" text:min-label-width="0.635cm"/>
        <style:text-properties style:font-name="StarSymbol"/>
      </text:list-level-style-bullet>
      <text:list-level-style-bullet text:level="9" text:style-name="Zeichenformat" style:num-suffix="." text:bullet-char="■">
        <style:list-level-properties text:space-before="5.715cm" text:min-label-width="0.635cm"/>
        <style:text-properties style:font-name="StarSymbol"/>
      </text:list-level-style-bullet>
      <text:list-level-style-bullet text:level="10" text:style-name="Zeichenformat"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jelentés – OxygenOffice Professional 2.2.0 változat</text:p>
      <text:p text:style-name="Standard"/>
      <text:p text:style-name="Standard"><text:line-break/>Bejelentés<text:line-break/><text:line-break/><text:line-break/>OxygenOffice Professional 2.2.0 változat</text:p>
      <text:p text:style-name="Standard">(eredeti néven: OpenOffice.org Premium)<text:line-break/><text:line-break/>Az OxygenOffice Professional közössége nevében arra kérném Önt, hogy lehetőség szerint adja közre termékünk, az ingyenes OxygenOffice Professional 2.2.0 irodai programcsomag magyar változatának megjelenéséről szóló bejelentést. Az OxygenOffice Professional 2.2.0 irodai programcsomag az OpenOffice.org 2.2.0 változatának különleges, kibővített kiadása, amely hozzácsomagolt kiegészítők tekintetében múlja felül az eredeti terméket, megtartva annak előnyös tulajdonságait. Természetesen a OxygenOffice Professional irodai programcsomag 100%-ban kompatibilis az eredeti kiadással.<text:line-break/>A magyar OxygenOffice Professional 2.2.0 változata az alábbi kiegészítőket tartalmazza:<text:line-break/>* Közel 3300 elemből álló képtár</text:p>
      <text:p text:style-name="Standard">* Közel 80 magyar nyelvű sablon, változatos témákban, s ennél bővebb külföldi nyelvű sablontár angol és német nyelven</text:p>
      <text:p text:style-name="Standard">* Több mint 90 Impress bemutatóháttér</text:p>
      <text:p text:style-name="Standard">* Továbbfejlesztett Visual Basic for Application (VBA) makrófuttatási lehetőség a Calc-ban (tesztelési célzattal)</text:p>
      <text:p text:style-name="Standard">* További magyar nyelvű kézikönyv, amely a elérhető a Súgó menüből is</text:p>
      <text:p text:style-name="Standard">* További szótárak számos külföldi nyelvhez</text:p>
      <text:p text:style-name="Standard">* Külön Professional csomagok a Linux telepítőben</text:p>
      <text:p text:style-name="Standard">* Wikipedia gyors elérését szolgáló eszköztár</text:p>
      <text:p text:style-name="Standard">* Kibővített színpaletta, vonaltípusok és kitöltőminták</text:p>
      <text:p text:style-name="Standard">* Kibővített súgó menü, alapértelmezetten bekapcsolt részletes tippek</text:p>
      <text:p text:style-name="Standard"/>
      <text:p text:style-name="Standard">Az OxygenOffice Professional alapját adó OpenOffice.org egy széles körben elterjedt, nyílt forráskódú irodai programcsomag, amely kiválóan alkalmas szövegszerkesztési, táblázatkezelési, bemutatókészítési, adatbázis-kezelési és rajzolási feladatok megvalósítására. A programcsomag a kor igényeinek megfelelő eszköz, amelynek működése nagymértékben hasonlít a kereskedelmi forgalomban lévő hasonló célú programcsomagokhoz. De azokkal ellentétben, az OpenOffice.org és az OxygenOffice Professional is teljesen ingyenes és szabadon használható tetszőleges számú számítógépen, bármilyen célra, magánszemélyek és vállalkozások esetében egyaránt.</text:p>
      <text:p text:style-name="Standard">Legalizálja irodai programcsomagját ingyenesen - még ma! Töltse le és próbálja ki az <text:s/>OxygenOffice Professional irodai programcsomagot.</text:p>
      <text:p text:style-name="Standard"/>
      <text:p text:style-name="Standard">Mint láthatja, a fejlesztési szemléletből következően a termék korlátozásoktól mentes, teljesen ingyenes szoftver, amelynek fejlesztése közösségi alapokon történik. Mivel a termék előállítása és terjesztése nem üzleti alapon történik, a reklámra költhető összegek gyakorlatilag a nullával egyenlőek. Arra kérjük tehát, hogy lehetőség szerint, mutassa meg Ön is a világnak ezt a közkincset.<text:line-break/><text:line-break/>OpenOffice.org honlapok:<text:line-break/><text:a xlink:type="simple" xlink:href="http://hu.openoffice.org/">http://hu.openoffice.org/</text:a></text:p>
      <text:p text:style-name="Standard">(magyar nyelvű oldalak)</text:p>
      <text:p text:style-name="Standard"><text:a xlink:type="simple" xlink:href="http://www.openoffice.org/">http://www.openoffice.org/</text:a></text:p>
      <text:p text:style-name="Standard">(angol nyelvű oldalak) <text:line-break/><text:line-break/><text:line-break/>OxygenOffice Professional 2.2.0 letöltése: <text:line-break/><text:a xlink:type="simple" xlink:href="http://www.sf.net/projects/ooop/">http://www.sf.net/projects/ooop/</text:a></text:p>
      <text:p text:style-name="Standard">(főoldal)</text:p>
      <text:p text:style-name="Standard"><text:a xlink:type="simple" xlink:href="http://sourceforge.net/project/showfiles.php?group_id=170021">http://sourceforge.net/project/showfiles.php?group_id=170021</text:a></text:p>
      <text:p text:style-name="Standard">(letöltési oldal)</text:p>
      <text:p text:style-name="Standard"><text:line-break/>Az OpenOffice.org 2.2.0 - Angol kiadási jegyzete: <text:line-break/><text:a xlink:type="simple" xlink:href="http://development.openoffice.org/releases/2.2.0.html">http://development.openoffice.org/releases/2.2.0.html</text:a></text:p>
      <text:p text:style-name="Standard"><text:line-break/><text:line-break/>A bejelentésről részletesen a mellékelt dokumentumból olvashat. <text:line-break/><text:line-break/>További marketinganyagokat a <text:line-break/><text:a xlink:type="simple" xlink:href="http://ooop.svn.sourceforge.net/viewvc/ooop/trunk/documents/marketing/hu/">http://ooop.svn.sourceforge.net/viewvc/ooop/trunk/documents/marketing/hu/</text:a></text:p>
      <text:p text:style-name="Standard">oldalon találhat. <text:line-break/><text:line-break/><text:line-break/>A bejelentéssel vagy a termékkel kapcsolatban megjelenő hírekről, cikkekről - lehetőség szerint - tájékoztatást kérünk. <text:line-break/><text:line-break/>Kérdéseikre örömmel válaszolunk, továbbá kérdéseiket feltehetik a bejelentésben ismertetett levelezőlistákon is. </text:p>
      <text:p text:style-name="Standard"/>
      <text:p text:style-name="Standard"/>
      <text:p text:style-name="Standard">Köszönettel:</text:p>
      <text:p text:style-name="Standard"/>
      <text:p text:style-name="Standard">Szalai Kálmán</text:p>
      <text:p text:style-name="Standard"><text:a xlink:type="simple" xlink:href="mailto:kami_@openoffice.org">kami_@openoffic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Lucida Sans Unicode"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3-18T18:06:43</meta:creation-date>
    <dc:creator>AgentK</dc:creator>
    <dc:date>2007-04-30T10:52:22</dc:date>
    <dc:language>hu-HU</dc:language>
    <meta:editing-cycles>20</meta:editing-cycles>
    <meta:editing-duration>PT10H26M50S</meta:editing-duration>
    <meta:user-defined meta:name="Info 1"/>
    <meta:user-defined meta:name="Info 2"/>
    <meta:user-defined meta:name="Info 3"/>
    <meta:user-defined meta:name="Info 4"/>
    <meta:document-statistic meta:table-count="0" meta:image-count="0" meta:object-count="0" meta:page-count="2" meta:paragraph-count="27" meta:word-count="393" meta:character-count="3473"/>
  </office:meta>
</office:document-meta>
</file>